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style:style>
    <style:style style:name="P2" style:family="paragraph" style:parent-style-name="Standard" style:master-page-name="Standard">
      <style:paragraph-properties fo:margin-top="0cm" fo:margin-bottom="0cm" fo:line-height="150%" style:page-number="auto">
        <style:tab-stops>
          <style:tab-stop style:position="8.001cm" style:type="center"/>
          <style:tab-stop style:position="11.43cm"/>
        </style:tab-stops>
      </style:paragraph-properties>
    </style:style>
    <style:style style:name="T1" style:family="text">
      <style:text-properties style:font-name="Times New Roman" fo:font-size="20pt" fo:font-weight="bold" style:font-size-asian="20pt" style:font-weight-asian="bold" style:font-name-complex="Times New Roman1" style:font-size-complex="20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fo:language="zxx" fo:country="none" style:font-size-asian="14pt" style:language-asian="zxx" style:country-asian="none" style:font-name-complex="Times New Roman1" style:font-size-complex="14pt"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tab/>Andy Warhol</text:span></text:p>
      <text:p text:style-name="P1"><text:span text:style-name="T2">Andy Warhol var en amerikansk maler, tegner og grafiker. Han ble født den 6.august, 1928 i Pittsburgh.</text:span></text:p>
      <text:p text:style-name="P1"><text:span text:style-name="T2"><text:s/>Som liten ble han syk og var mye borte fra skolen. Han knyttet et sterkt bånd til sin mor og ble veldig glad i henne. Han viste derimot tidlig tegn til kunstneriske egenskaper og utdannet seg som reklametegner i hjembyen sin. Deretter flyttet han til New York. I New York ble han ganske kjent, men han gjorde mange feil og ble ennå ikke sett på som en ordentlig kunstner. Heldigvis bestemte et stort plateselskap seg for å hyre den unge mannen og han begynte samtidig å bruke silketrykk til å lage like eller serier av bilder med små forskjeller. Han hadde sitt gjennombrudd i 1962 etter en utstilling i New York. Etter utstillingen gav han helt opp reklamen og satset fullt som kunstner. Samme året etablerte han sitt hovedatelier som han kalt ”</text:span><text:span text:style-name="T3">The</text:span><text:span text:style-name="T2"> </text:span><text:span text:style-name="T3">Factory</text:span><text:span text:style-name="T2">”. Her lagde han mesteparten av sin senere kunst. Han stod også frem som åpent homofil og dette var fortsatt en uvanlig ting på denne tiden. Han døde 22. februar 1987 i New York. Da var han 58 år gammel.</text:span></text:p>
      <text:p text:style-name="P1"><text:span text:style-name="T2">Andy var en av 60-tallets største pop-kunstnere og kunstnere skjennerelt. Han har som de fleste andre pop-kunstnere malt og tegnet enkle hverdagslige ting som penger, hermetikkbokser og tegneserieruter. Senere lagde han også en rekke filmer og rekker av bilder som han fikk hjelp av silketrykket til. Kjente malerier som portrettet av Marilyn Monroe i fire forskjellige farger og mange forskjellige blomster i alle regnbuens farger er eksempler på verk han har gjort. Dette skulle være en måte å uttrykke at ikke alle bilder trenger å ha en helt egen signatur eller et helt eget preg. Det kan være kunst selv om det er masseprodusert, med bare små forskjeller for hver gang. Et bilde som ble malt av åtte Elviser ble i 2008 solgt for over 100 millioner doll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nb" fo:country="NO"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style:style style:name="Topptekst_20_Tegn" style:display-name="Topptekst Tegn" style:family="text" style:parent-style-name="Default_20_Paragraph_20_Font"/>
    <style:style style:name="Bunntekst_20_Tegn" style:display-name="Bunntekst Tegn"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åkon Marcus</meta:initial-creator>
    <meta:editing-cycles>3</meta:editing-cycles>
    <meta:creation-date>2013-02-23T22:00:00</meta:creation-date>
    <dc:date>2013-02-25T00:07:09.89</dc:date>
    <meta:editing-duration>PT26M46S</meta:editing-duration>
    <meta:generator>OpenOffice.org/3.4.1$Win32 OpenOffice.org_project/341m1$Build-9593</meta:generator>
    <meta:document-statistic meta:table-count="0" meta:image-count="0" meta:object-count="0" meta:page-count="1" meta:paragraph-count="4" meta:word-count="320" meta:character-count="1835"/>
    <meta:user-defined meta:name="AppVersion">12.0000</meta:user-defined>
    <meta:user-defined meta:name="Company">GV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